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_2a_1" style:display-name="Tab*1" style:family="table">
      <style:table-properties style:width="17cm" table:align="margins"/>
    </style:style>
    <style:style style:name="Tab_2a_1.A" style:display-name="Tab*1.A" style:family="table-column">
      <style:table-column-properties style:column-width="5.667cm" style:rel-column-width="21845*"/>
    </style:style>
    <style:style style:name="Tab_2a_1.A1" style:display-name="Tab*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_2a_1.C1" style:display-name="Tab*1.C1" style:family="table-cell">
      <style:table-cell-properties fo:padding="0.097cm" fo:border="0.05pt solid #000000"/>
    </style:style>
    <style:style style:name="Tab_2a_1.A2" style:display-name="Tab*1.A2" style:family="table-cell">
      <style:table-cell-properties fo:padding="0.097cm" fo:border-left="0.05pt solid #000000" fo:border-right="none" fo:border-top="none" fo:border-bottom="0.05pt solid #000000"/>
    </style:style>
    <style:style style:name="Tab_2a_1.C2" style:display-name="Tab*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0955" officeooo:paragraph-rsid="00080955"/>
    </style:style>
    <style:style style:name="P2" style:family="paragraph" style:parent-style-name="Table_20_Contents">
      <style:text-properties officeooo:rsid="0009ea54" officeooo:paragraph-rsid="0009ea54"/>
    </style:style>
    <style:style style:name="P3" style:family="paragraph" style:parent-style-name="Table_20_Contents">
      <style:text-properties officeooo:rsid="00080955" officeooo:paragraph-rsid="0009ea54"/>
    </style:style>
    <style:style style:name="P4" style:family="paragraph" style:parent-style-name="Standard">
      <style:text-properties officeooo:rsid="0009ea54" officeooo:paragraph-rsid="0009ea54"/>
    </style:style>
    <style:style style:name="T1" style:family="text">
      <style:text-properties officeooo:rsid="0009ea54"/>
    </style:style>
    <style:style style:name="T2" style:family="text">
      <style:text-properties officeooo:rsid="000aee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/>
      <table:table table:name="Tab*1" table:style-name="Tab_2a_1">
        <table:table-column table:style-name="Tab_2a_1.A" table:number-columns-repeated="3"/>
        <table:table-header-rows>
          <table:table-row>
            <table:table-cell table:style-name="Tab_2a_1.A1" office:value-type="string">
              <text:p text:style-name="P2">head_1</text:p>
            </table:table-cell>
            <table:table-cell table:style-name="Tab_2a_1.A1" office:value-type="string">
              <text:p text:style-name="P2"><text:span text:style-name="T2">h</text:span>ead_<text:span text:style-name="T2">2</text:span></text:p>
            </table:table-cell>
            <table:table-cell table:style-name="Tab_2a_1.C1" office:value-type="string">
              <text:p text:style-name="P3"><text:span text:style-name="T1">head_3</text:span></text:p>
            </table:table-cell>
          </table:table-row>
        </table:table-header-rows>
        <table:table-row>
          <table:table-cell table:style-name="Tab_2a_1.A2" office:value-type="string">
            <text:p text:style-name="P2">A</text:p>
          </table:table-cell>
          <table:table-cell table:style-name="Tab_2a_1.A2" office:value-type="string">
            <text:p text:style-name="P1"><text:span text:style-name="T1">B</text:span></text:p>
          </table:table-cell>
          <table:table-cell table:style-name="Tab_2a_1.C2" office:value-type="string">
            <text:p text:style-name="P1"><text:span text:style-name="T1">C</text:span></text:p>
          </table:table-cell>
        </table:table-row>
        <table:table-row>
          <table:table-cell table:style-name="Tab_2a_1.A2" office:value-type="string">
            <text:p text:style-name="P2">D</text:p>
          </table:table-cell>
          <table:table-cell table:style-name="Tab_2a_1.A2" office:value-type="string">
            <text:p text:style-name="P2">E</text:p>
          </table:table-cell>
          <table:table-cell table:style-name="Tab_2a_1.C2" office:value-type="string">
            <text:p text:style-name="P2">F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MA </meta:initial-creator>
    <meta:creation-date>2019-02-13T07:34:52.579000000</meta:creation-date>
    <dc:date>2019-02-13T13:19:23.196000000</dc:date>
    <dc:creator>LMA </dc:creator>
    <meta:editing-duration>PT5M27S</meta:editing-duration>
    <meta:editing-cycles>4</meta:editing-cycles>
    <meta:generator>LibreOffice/6.0.7.3$Windows_X86_64 LibreOffice_project/dc89aa7a9eabfd848af146d5086077aeed2ae4a5</meta:generator>
    <meta:document-statistic meta:table-count="1" meta:image-count="0" meta:object-count="0" meta:page-count="1" meta:paragraph-count="9" meta:word-count="9" meta:character-count="24" meta:non-whitespace-character-count="24"/>
  </office:meta>
</office:document-meta>
</file>